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oodroundsec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_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x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xx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2]*304.8/12" office:value-type="float" office:value="101.6" calcext:value-type="float">
            <text:p>101.6</text:p>
          </table:table-cell>
          <table:table-cell table:formula="of:=[.C2]/2" office:value-type="float" office:value="50.8" calcext:value-type="float">
            <text:p>50.8</text:p>
          </table:table-cell>
          <table:table-cell table:formula="of:=PI()*([.C2]^4)/64" office:value-type="float" office:value="5230518.35543267" calcext:value-type="float">
            <text:p>5230518.35543267</text:p>
          </table:table-cell>
          <table:table-cell table:formula="of:=[.D2]" office:value-type="float" office:value="50.8" calcext:value-type="float">
            <text:p>50.8</text:p>
          </table:table-cell>
          <table:table-cell table:formula="of:=PI()*([.C2]^3)/32" office:value-type="float" office:value="102962.959752612" calcext:value-type="float">
            <text:p>102962.95975261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3]*304.8/12" office:value-type="float" office:value="127" calcext:value-type="float">
            <text:p>127</text:p>
          </table:table-cell>
          <table:table-cell table:formula="of:=[.C3]/2" office:value-type="float" office:value="63.5" calcext:value-type="float">
            <text:p>63.5</text:p>
          </table:table-cell>
          <table:table-cell table:formula="of:=PI()*([.C3]^4)/64" office:value-type="float" office:value="12769820.203693" calcext:value-type="float">
            <text:p>12769820.203693</text:p>
          </table:table-cell>
          <table:table-cell table:formula="of:=[.D3]" office:value-type="float" office:value="63.5" calcext:value-type="float">
            <text:p>63.5</text:p>
          </table:table-cell>
          <table:table-cell table:formula="of:=PI()*([.C3]^3)/32" office:value-type="float" office:value="201099.530766819" calcext:value-type="float">
            <text:p>201099.53076681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4]*304.8/12" office:value-type="float" office:value="152.4" calcext:value-type="float">
            <text:p>152.4</text:p>
          </table:table-cell>
          <table:table-cell table:formula="of:=[.C4]/2" office:value-type="float" office:value="76.2" calcext:value-type="float">
            <text:p>76.2</text:p>
          </table:table-cell>
          <table:table-cell table:formula="of:=PI()*([.C4]^4)/64" office:value-type="float" office:value="26479499.1743779" calcext:value-type="float">
            <text:p>26479499.1743779</text:p>
          </table:table-cell>
          <table:table-cell table:formula="of:=[.D4]" office:value-type="float" office:value="76.2" calcext:value-type="float">
            <text:p>76.2</text:p>
          </table:table-cell>
          <table:table-cell table:formula="of:=PI()*([.C4]^3)/32" office:value-type="float" office:value="347499.989165064" calcext:value-type="float">
            <text:p>347499.98916506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5]*304.8/12" office:value-type="float" office:value="177.8" calcext:value-type="float">
            <text:p>177.8</text:p>
          </table:table-cell>
          <table:table-cell table:formula="of:=[.C5]/2" office:value-type="float" office:value="88.9" calcext:value-type="float">
            <text:p>88.9</text:p>
          </table:table-cell>
          <table:table-cell table:formula="of:=PI()*([.C5]^4)/64" office:value-type="float" office:value="49056541.2945071" calcext:value-type="float">
            <text:p>49056541.2945071</text:p>
          </table:table-cell>
          <table:table-cell table:formula="of:=[.D5]" office:value-type="float" office:value="88.9" calcext:value-type="float">
            <text:p>88.9</text:p>
          </table:table-cell>
          <table:table-cell table:formula="of:=PI()*([.C5]^3)/32" office:value-type="float" office:value="551817.112424152" calcext:value-type="float">
            <text:p>551817.11242415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B6]*304.8/12" office:value-type="float" office:value="203.2" calcext:value-type="float">
            <text:p>203.2</text:p>
          </table:table-cell>
          <table:table-cell table:formula="of:=[.C6]/2" office:value-type="float" office:value="101.6" calcext:value-type="float">
            <text:p>101.6</text:p>
          </table:table-cell>
          <table:table-cell table:formula="of:=PI()*([.C6]^4)/64" office:value-type="float" office:value="83688293.6869227" calcext:value-type="float">
            <text:p>83688293.6869227</text:p>
          </table:table-cell>
          <table:table-cell table:formula="of:=[.D6]" office:value-type="float" office:value="101.6" calcext:value-type="float">
            <text:p>101.6</text:p>
          </table:table-cell>
          <table:table-cell table:formula="of:=PI()*([.C6]^3)/32" office:value-type="float" office:value="823703.678020893" calcext:value-type="float">
            <text:p>823703.678020893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B7]*304.8/12" office:value-type="float" office:value="228.6" calcext:value-type="float">
            <text:p>228.6</text:p>
          </table:table-cell>
          <table:table-cell table:formula="of:=[.C7]/2" office:value-type="float" office:value="114.3" calcext:value-type="float">
            <text:p>114.3</text:p>
          </table:table-cell>
          <table:table-cell table:formula="of:=PI()*([.C7]^4)/64" office:value-type="float" office:value="134052464.570288" calcext:value-type="float">
            <text:p>134052464.570288</text:p>
          </table:table-cell>
          <table:table-cell table:formula="of:=[.D7]" office:value-type="float" office:value="114.3" calcext:value-type="float">
            <text:p>114.3</text:p>
          </table:table-cell>
          <table:table-cell table:formula="of:=PI()*([.C7]^3)/32" office:value-type="float" office:value="1172812.46343209" calcext:value-type="float">
            <text:p>1172812.4634320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.B8]*304.8/12" office:value-type="float" office:value="254" calcext:value-type="float">
            <text:p>254</text:p>
          </table:table-cell>
          <table:table-cell table:formula="of:=[.C8]/2" office:value-type="float" office:value="127" calcext:value-type="float">
            <text:p>127</text:p>
          </table:table-cell>
          <table:table-cell table:formula="of:=PI()*([.C8]^4)/64" office:value-type="float" office:value="204317123.259089" calcext:value-type="float">
            <text:p>204317123.259089</text:p>
          </table:table-cell>
          <table:table-cell table:formula="of:=[.D8]" office:value-type="float" office:value="127" calcext:value-type="float">
            <text:p>127</text:p>
          </table:table-cell>
          <table:table-cell table:formula="of:=PI()*([.C8]^3)/32" office:value-type="float" office:value="1608796.24613456" calcext:value-type="float">
            <text:p>1608796.24613456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[.B9]*304.8/12" office:value-type="float" office:value="279.4" calcext:value-type="float">
            <text:p>279.4</text:p>
          </table:table-cell>
          <table:table-cell table:formula="of:=[.C9]/2" office:value-type="float" office:value="139.7" calcext:value-type="float">
            <text:p>139.7</text:p>
          </table:table-cell>
          <table:table-cell table:formula="of:=PI()*([.C9]^4)/64" office:value-type="float" office:value="299140700.163632" calcext:value-type="float">
            <text:p>299140700.163632</text:p>
          </table:table-cell>
          <table:table-cell table:formula="of:=[.D9]" office:value-type="float" office:value="139.7" calcext:value-type="float">
            <text:p>139.7</text:p>
          </table:table-cell>
          <table:table-cell table:formula="of:=PI()*([.C9]^3)/32" office:value-type="float" office:value="2141307.80360509" calcext:value-type="float">
            <text:p>2141307.80360509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[.B10]*304.8/12" office:value-type="float" office:value="304.8" calcext:value-type="float">
            <text:p>304.8</text:p>
          </table:table-cell>
          <table:table-cell table:formula="of:=[.C10]/2" office:value-type="float" office:value="152.4" calcext:value-type="float">
            <text:p>152.4</text:p>
          </table:table-cell>
          <table:table-cell table:formula="of:=PI()*([.C10]^4)/64" office:value-type="float" office:value="423671986.790046" calcext:value-type="float">
            <text:p>423671986.790046</text:p>
          </table:table-cell>
          <table:table-cell table:formula="of:=[.D10]" office:value-type="float" office:value="152.4" calcext:value-type="float">
            <text:p>152.4</text:p>
          </table:table-cell>
          <table:table-cell table:formula="of:=PI()*([.C10]^3)/32" office:value-type="float" office:value="2779999.91332051" calcext:value-type="float">
            <text:p>2779999.9133205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[.B11]*304.8/12" office:value-type="float" office:value="330.2" calcext:value-type="float">
            <text:p>330.2</text:p>
          </table:table-cell>
          <table:table-cell table:formula="of:=[.C11]/2" office:value-type="float" office:value="165.1" calcext:value-type="float">
            <text:p>165.1</text:p>
          </table:table-cell>
          <table:table-cell table:formula="of:=PI()*([.C11]^4)/64" office:value-type="float" office:value="583550135.740283" calcext:value-type="float">
            <text:p>583550135.740283</text:p>
          </table:table-cell>
          <table:table-cell table:formula="of:=[.D11]" office:value-type="float" office:value="165.1" calcext:value-type="float">
            <text:p>165.1</text:p>
          </table:table-cell>
          <table:table-cell table:formula="of:=PI()*([.C11]^3)/32" office:value-type="float" office:value="3534525.35275762" calcext:value-type="float">
            <text:p>3534525.3527576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[.B12]*304.8/12" office:value-type="float" office:value="355.6" calcext:value-type="float">
            <text:p>355.6</text:p>
          </table:table-cell>
          <table:table-cell table:formula="of:=[.C12]/2" office:value-type="float" office:value="177.8" calcext:value-type="float">
            <text:p>177.8</text:p>
          </table:table-cell>
          <table:table-cell table:formula="of:=PI()*([.C12]^4)/64" office:value-type="float" office:value="784904660.712114" calcext:value-type="float">
            <text:p>784904660.712114</text:p>
          </table:table-cell>
          <table:table-cell table:formula="of:=[.D12]" office:value-type="float" office:value="177.8" calcext:value-type="float">
            <text:p>177.8</text:p>
          </table:table-cell>
          <table:table-cell table:formula="of:=PI()*([.C12]^3)/32" office:value-type="float" office:value="4414536.89939322" calcext:value-type="float">
            <text:p>4414536.89939322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.B13]*304.8/12" office:value-type="float" office:value="381" calcext:value-type="float">
            <text:p>381</text:p>
          </table:table-cell>
          <table:table-cell table:formula="of:=[.C13]/2" office:value-type="float" office:value="190.5" calcext:value-type="float">
            <text:p>190.5</text:p>
          </table:table-cell>
          <table:table-cell table:formula="of:=PI()*([.C13]^4)/64" office:value-type="float" office:value="1034355436.49914" calcext:value-type="float">
            <text:p>1034355436.49914</text:p>
          </table:table-cell>
          <table:table-cell table:formula="of:=[.D13]" office:value-type="float" office:value="190.5" calcext:value-type="float">
            <text:p>190.5</text:p>
          </table:table-cell>
          <table:table-cell table:formula="of:=PI()*([.C13]^3)/32" office:value-type="float" office:value="5429687.33070412" calcext:value-type="float">
            <text:p>5429687.33070412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[.B14]*304.8/12" office:value-type="float" office:value="406.4" calcext:value-type="float">
            <text:p>406.4</text:p>
          </table:table-cell>
          <table:table-cell table:formula="of:=[.C14]/2" office:value-type="float" office:value="203.2" calcext:value-type="float">
            <text:p>203.2</text:p>
          </table:table-cell>
          <table:table-cell table:formula="of:=PI()*([.C14]^4)/64" office:value-type="float" office:value="1339012698.99076" calcext:value-type="float">
            <text:p>1339012698.99076</text:p>
          </table:table-cell>
          <table:table-cell table:formula="of:=[.D14]" office:value-type="float" office:value="203.2" calcext:value-type="float">
            <text:p>203.2</text:p>
          </table:table-cell>
          <table:table-cell table:formula="of:=PI()*([.C14]^3)/32" office:value-type="float" office:value="6589629.42416714" calcext:value-type="float">
            <text:p>6589629.4241671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[.B15]*304.8/12" office:value-type="float" office:value="431.8" calcext:value-type="float">
            <text:p>431.8</text:p>
          </table:table-cell>
          <table:table-cell table:formula="of:=[.C15]/2" office:value-type="float" office:value="215.9" calcext:value-type="float">
            <text:p>215.9</text:p>
          </table:table-cell>
          <table:table-cell table:formula="of:=PI()*([.C15]^4)/64" office:value-type="float" office:value="1706477045.17223" calcext:value-type="float">
            <text:p>1706477045.17223</text:p>
          </table:table-cell>
          <table:table-cell table:formula="of:=[.D15]" office:value-type="float" office:value="215.9" calcext:value-type="float">
            <text:p>215.9</text:p>
          </table:table-cell>
          <table:table-cell table:formula="of:=PI()*([.C15]^3)/32" office:value-type="float" office:value="7904015.95725907" calcext:value-type="float">
            <text:p>7904015.9572590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formula="of:=[.B16]*304.8/12" office:value-type="float" office:value="457.2" calcext:value-type="float">
            <text:p>457.2</text:p>
          </table:table-cell>
          <table:table-cell table:formula="of:=[.C16]/2" office:value-type="float" office:value="228.6" calcext:value-type="float">
            <text:p>228.6</text:p>
          </table:table-cell>
          <table:table-cell table:formula="of:=PI()*([.C16]^4)/64" office:value-type="float" office:value="2144839433.12461" calcext:value-type="float">
            <text:p>2144839433.12461</text:p>
          </table:table-cell>
          <table:table-cell table:formula="of:=[.D16]" office:value-type="float" office:value="228.6" calcext:value-type="float">
            <text:p>228.6</text:p>
          </table:table-cell>
          <table:table-cell table:formula="of:=PI()*([.C16]^3)/32" office:value-type="float" office:value="9382499.70745673" calcext:value-type="float">
            <text:p>9382499.70745673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formula="of:=[.B17]*304.8/12" office:value-type="float" office:value="482.6" calcext:value-type="float">
            <text:p>482.6</text:p>
          </table:table-cell>
          <table:table-cell table:formula="of:=[.C17]/2" office:value-type="float" office:value="241.3" calcext:value-type="float">
            <text:p>241.3</text:p>
          </table:table-cell>
          <table:table-cell table:formula="of:=PI()*([.C17]^4)/64" office:value-type="float" office:value="2662681182.02477" calcext:value-type="float">
            <text:p>2662681182.02477</text:p>
          </table:table-cell>
          <table:table-cell table:formula="of:=[.D17]" office:value-type="float" office:value="241.3" calcext:value-type="float">
            <text:p>241.3</text:p>
          </table:table-cell>
          <table:table-cell table:formula="of:=PI()*([.C17]^3)/32" office:value-type="float" office:value="11034733.4522369" calcext:value-type="float">
            <text:p>11034733.4522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2-03-12T01:46:47.759000000</dc:date>
    <meta:editing-duration>PT47M13S</meta:editing-duration>
    <meta:editing-cycles>1</meta:editing-cycles>
    <meta:document-statistic meta:table-count="1" meta:cell-count="119" meta:object-count="0"/>
  </office:meta>
</office:document-meta>
</file>